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aeeb5" officeooo:paragraph-rsid="001aeeb5"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9971f" style:font-name-asian="Garamond1" style:font-size-asian="12pt" style:font-name-complex="Garamond1" style:font-size-complex="12pt"/>
    </style:style>
    <style:style style:name="T5" style:family="text">
      <style:text-properties style:font-name="Garamond" fo:font-size="12pt" officeooo:rsid="001aeeb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users_controll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350272362347253700"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02777909209"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2703319759844"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02.390111275</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1" meta:non-whitespace-character-count="2158"/>
  </office:meta>
</office:document-meta>
</file>